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16b3ab9" officeooo:paragraph-rsid="0007d2a2"/>
    </style:style>
    <style:style style:name="P2" style:family="paragraph" style:parent-style-name="Standard">
      <style:text-properties officeooo:rsid="014136ac" officeooo:paragraph-rsid="0007d2a2"/>
    </style:style>
    <style:style style:name="P3" style:family="paragraph" style:parent-style-name="Standard">
      <style:text-properties officeooo:rsid="0142e61f" officeooo:paragraph-rsid="0007d2a2"/>
    </style:style>
    <style:style style:name="P4" style:family="paragraph" style:parent-style-name="Standard">
      <style:text-properties officeooo:rsid="0150a9ab" officeooo:paragraph-rsid="0007d2a2"/>
    </style:style>
    <style:style style:name="P5" style:family="paragraph" style:parent-style-name="Standard">
      <style:text-properties officeooo:rsid="014c05d7" officeooo:paragraph-rsid="0007d2a2"/>
    </style:style>
    <style:style style:name="P6" style:family="paragraph" style:parent-style-name="Standard">
      <style:text-properties officeooo:rsid="015b7188" officeooo:paragraph-rsid="0007d2a2"/>
    </style:style>
    <style:style style:name="P7" style:family="paragraph" style:parent-style-name="Standard">
      <style:text-properties officeooo:rsid="015fa635" officeooo:paragraph-rsid="0007d2a2"/>
    </style:style>
    <style:style style:name="P8" style:family="paragraph" style:parent-style-name="Standard">
      <style:text-properties officeooo:rsid="0160b4b0" officeooo:paragraph-rsid="0007d2a2"/>
    </style:style>
    <style:style style:name="P9" style:family="paragraph" style:parent-style-name="Standard">
      <style:text-properties officeooo:rsid="01692269" officeooo:paragraph-rsid="0007d2a2"/>
    </style:style>
    <style:style style:name="P10" style:family="paragraph" style:parent-style-name="Standard">
      <style:text-properties officeooo:paragraph-rsid="0007d2a2"/>
    </style:style>
    <style:style style:name="P11" style:family="paragraph" style:parent-style-name="Standard">
      <style:text-properties officeooo:rsid="0149c675" officeooo:paragraph-rsid="0007d2a2"/>
    </style:style>
    <style:style style:name="P12" style:family="paragraph" style:parent-style-name="Standard">
      <style:text-properties officeooo:paragraph-rsid="0097a78f"/>
    </style:style>
    <style:style style:name="P13" style:family="paragraph" style:parent-style-name="Standard">
      <style:text-properties officeooo:rsid="014616f8" officeooo:paragraph-rsid="00a40cf8"/>
    </style:style>
    <style:style style:name="P14" style:family="paragraph" style:parent-style-name="Standard">
      <style:text-properties fo:font-variant="normal" fo:text-transform="none" fo:color="#202124" style:font-name="arial" fo:font-size="12pt" fo:letter-spacing="normal" fo:font-style="normal" fo:font-weight="normal" officeooo:rsid="0149c675" officeooo:paragraph-rsid="0097a78f"/>
    </style:style>
    <style:style style:name="P15" style:family="paragraph" style:parent-style-name="Standard" style:list-style-name="L1">
      <style:text-properties officeooo:rsid="0149c675" officeooo:paragraph-rsid="00113521"/>
    </style:style>
    <style:style style:name="P16" style:family="paragraph" style:parent-style-name="Standard" style:list-style-name="L2">
      <style:text-properties officeooo:rsid="008b8515" officeooo:paragraph-rsid="0007d2a2"/>
    </style:style>
    <style:style style:name="P17" style:family="paragraph" style:parent-style-name="Standard" style:list-style-name="L2">
      <style:text-properties officeooo:rsid="014c05d7" officeooo:paragraph-rsid="0007d2a2"/>
    </style:style>
    <style:style style:name="P18" style:family="paragraph" style:parent-style-name="Standard" style:list-style-name="L2">
      <style:text-properties officeooo:rsid="0169e95e" officeooo:paragraph-rsid="0007d2a2"/>
    </style:style>
    <style:style style:name="P19" style:family="paragraph" style:parent-style-name="Standard" style:list-style-name="L3">
      <style:text-properties officeooo:paragraph-rsid="0007d2a2"/>
    </style:style>
    <style:style style:name="P20" style:family="paragraph" style:parent-style-name="Standard" style:list-style-name="L3">
      <style:text-properties officeooo:rsid="016ae194" officeooo:paragraph-rsid="0007d2a2"/>
    </style:style>
    <style:style style:name="P21" style:family="paragraph" style:parent-style-name="Standard" style:list-style-name="L1">
      <style:text-properties officeooo:rsid="0148d95d" officeooo:paragraph-rsid="0007d2a2" fo:background-color="#ffff00"/>
    </style:style>
    <style:style style:name="T1" style:family="text">
      <style:text-properties officeooo:rsid="016c3c05"/>
    </style:style>
    <style:style style:name="T2" style:family="text">
      <style:text-properties officeooo:rsid="0142e61f"/>
    </style:style>
    <style:style style:name="T3" style:family="text">
      <style:text-properties officeooo:rsid="014e710b"/>
    </style:style>
    <style:style style:name="T4" style:family="text">
      <style:text-properties officeooo:rsid="014abd3e"/>
    </style:style>
    <style:style style:name="T5" style:family="text">
      <style:text-properties officeooo:rsid="015196eb"/>
    </style:style>
    <style:style style:name="T6" style:family="text">
      <style:text-properties officeooo:rsid="0151c4a3"/>
    </style:style>
    <style:style style:name="T7" style:family="text">
      <style:text-properties officeooo:rsid="0153eb54"/>
    </style:style>
    <style:style style:name="T8" style:family="text">
      <style:text-properties officeooo:rsid="0154fd2d"/>
    </style:style>
    <style:style style:name="T9" style:family="text">
      <style:text-properties officeooo:rsid="015508a6"/>
    </style:style>
    <style:style style:name="T10" style:family="text">
      <style:text-properties officeooo:rsid="01651e76"/>
    </style:style>
    <style:style style:name="T11" style:family="text">
      <style:text-properties officeooo:rsid="0165c68c"/>
    </style:style>
    <style:style style:name="T12" style:family="text">
      <style:text-properties officeooo:rsid="0165754e"/>
    </style:style>
    <style:style style:name="T13" style:family="text">
      <style:text-properties officeooo:rsid="0165f37f"/>
    </style:style>
    <style:style style:name="T14" style:family="text">
      <style:text-properties officeooo:rsid="00c34131"/>
    </style:style>
    <style:style style:name="T15" style:family="text">
      <style:text-properties officeooo:rsid="015d0b17"/>
    </style:style>
    <style:style style:name="T16" style:family="text">
      <style:text-properties officeooo:rsid="015de210"/>
    </style:style>
    <style:style style:name="T17" style:family="text">
      <style:text-properties officeooo:rsid="00a9d8d8"/>
    </style:style>
    <style:style style:name="T18" style:family="text">
      <style:text-properties officeooo:rsid="00a3e775"/>
    </style:style>
    <style:style style:name="T19" style:family="text">
      <style:text-properties officeooo:rsid="00a8c2fc"/>
    </style:style>
    <style:style style:name="T20" style:family="text">
      <style:text-properties officeooo:rsid="00a5dc91"/>
    </style:style>
    <style:style style:name="T21" style:family="text">
      <style:text-properties officeooo:rsid="00ef15a0"/>
    </style:style>
    <style:style style:name="T22" style:family="text">
      <style:text-properties officeooo:rsid="00a6c90d"/>
    </style:style>
    <style:style style:name="T23" style:family="text">
      <style:text-properties officeooo:rsid="0009d996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15508a6" style:font-weight-asian="bold" style:font-weight-complex="bold"/>
    </style:style>
    <style:style style:name="T26" style:family="text">
      <style:text-properties fo:font-weight="bold" officeooo:rsid="015b7188" style:font-weight-asian="bold" style:font-weight-complex="bold"/>
    </style:style>
    <style:style style:name="T27" style:family="text">
      <style:text-properties fo:font-weight="bold" officeooo:rsid="00d99360" style:font-weight-asian="bold" style:font-weight-complex="bold"/>
    </style:style>
    <style:style style:name="T28" style:family="text">
      <style:text-properties fo:font-weight="bold" officeooo:rsid="014136ac" style:font-weight-asian="bold" style:font-weight-complex="bold"/>
    </style:style>
    <style:style style:name="T29" style:family="text">
      <style:text-properties fo:font-weight="bold" officeooo:rsid="014abd3e" style:font-weight-asian="bold" style:font-weight-complex="bold"/>
    </style:style>
    <style:style style:name="T30" style:family="text">
      <style:text-properties fo:font-weight="bold" fo:background-color="#dee6ef" loext:char-shading-value="0" style:font-weight-asian="bold" style:font-weight-complex="bold"/>
    </style:style>
    <style:style style:name="T31" style:family="text">
      <style:text-properties officeooo:rsid="000d0889"/>
    </style:style>
    <style:style style:name="T32" style:family="text">
      <style:text-properties officeooo:rsid="014136ac"/>
    </style:style>
    <style:style style:name="T33" style:family="text">
      <style:text-properties officeooo:rsid="00116826"/>
    </style:style>
    <style:style style:name="T34" style:family="text">
      <style:text-properties officeooo:rsid="00158879"/>
    </style:style>
    <style:style style:name="T35" style:family="text">
      <style:text-properties officeooo:rsid="0015f5ab"/>
    </style:style>
    <style:style style:name="T36" style:family="text">
      <style:text-properties officeooo:rsid="001e73b0"/>
    </style:style>
    <style:style style:name="T37" style:family="text">
      <style:text-properties officeooo:rsid="001fa653"/>
    </style:style>
    <style:style style:name="T38" style:family="text">
      <style:text-properties officeooo:rsid="0020c6d7"/>
    </style:style>
    <style:style style:name="T39" style:family="text">
      <style:text-properties officeooo:rsid="016ae194"/>
    </style:style>
    <style:style style:name="T40" style:family="text">
      <style:text-properties officeooo:rsid="00212cbb"/>
    </style:style>
    <style:style style:name="T41" style:family="text">
      <style:text-properties officeooo:rsid="00277d1c"/>
    </style:style>
    <style:style style:name="T42" style:family="text">
      <style:text-properties officeooo:rsid="00555f50"/>
    </style:style>
    <style:style style:name="T43" style:family="text">
      <style:text-properties officeooo:rsid="015b7188"/>
    </style:style>
    <style:style style:name="T44" style:family="text">
      <style:text-properties officeooo:rsid="005571ea"/>
    </style:style>
    <style:style style:name="T45" style:family="text">
      <style:text-properties officeooo:rsid="0056b8ff"/>
    </style:style>
    <style:style style:name="T46" style:family="text">
      <style:text-properties officeooo:rsid="0056feee"/>
    </style:style>
    <style:style style:name="T47" style:family="text">
      <style:text-properties officeooo:rsid="00572359"/>
    </style:style>
    <style:style style:name="T48" style:family="text">
      <style:text-properties officeooo:rsid="007e376c"/>
    </style:style>
    <style:style style:name="T49" style:family="text">
      <style:text-properties officeooo:rsid="00a34093"/>
    </style:style>
    <style:style style:name="T50" style:family="text">
      <style:text-properties officeooo:rsid="0146ea18"/>
    </style:style>
    <style:style style:name="T51" style:family="text">
      <style:text-properties officeooo:rsid="00a5829c"/>
    </style:style>
    <style:style style:name="T52" style:family="text">
      <style:text-properties officeooo:rsid="00b4031d"/>
    </style:style>
    <style:style style:name="T53" style:family="text">
      <style:text-properties fo:background-color="#ffff00" loext:char-shading-value="0"/>
    </style:style>
    <style:style style:name="T54" style:family="text">
      <style:text-properties officeooo:rsid="014136ac" fo:background-color="#ffff00" loext:char-shading-value="0"/>
    </style:style>
    <style:style style:name="T55" style:family="text">
      <style:text-properties fo:background-color="#dee6ef" loext:char-shading-value="0"/>
    </style:style>
    <style:style style:name="T56" style:family="text">
      <style:text-properties officeooo:rsid="014136ac" fo:background-color="#dee6ef" loext:char-shading-value="0"/>
    </style:style>
    <style:style style:name="T57" style:family="text">
      <style:text-properties officeooo:rsid="014136ac" fo:background-color="#dee6ef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32">Diciamo che un </text:span><text:span text:style-name="T27">ogetto</text:span><text:span text:style-name="T32"> è </text:span><text:span text:style-name="T28">mutabile</text:span><text:span text:style-name="T32"> quando il suo stato può </text:span><text:span text:style-name="T54">cambiare</text:span><text:span text:style-name="T32">, diciamo </text:span><text:span text:style-name="T28">immutabile</text:span><text:span text:style-name="T32"> altrimenti.</text:span></text:p>
      <text:p text:style-name="P2">Diciamo che un <text:span text:style-name="T24">oggetto</text:span> è <text:span text:style-name="T24">condiviso</text:span> tra due variabile quando l’oggetto in questione è un tipo per riferimento e date due variabili che chiamiamo A e B, esse si trovano nell’espressione A = B.</text:p>
      <text:p text:style-name="P10"><text:span text:style-name="T32">L’espressione dice quindi che</text:span><text:span text:style-name="T57"> l’oggetto a cui fa riferimento B è condiviso con A</text:span><text:span text:style-name="T32">, ovvero A punta alla stessa zona di memoria </text:span><text:span text:style-name="T31">a cui punta</text:span><text:span text:style-name="T32"> B.</text:span></text:p>
      <text:p text:style-name="P2">In questo caso <text:span text:style-name="T2">se l’oggetto in questione è mutabile dobbiamo stare attenti in quanto se A modifica lo stato dell’oggetto allora tale modifica sarà visibile anche a B.</text:span></text:p>
      <text:p text:style-name="P3">Nel momento in cui tale oggetto non fa riferimento a nessuna variabile nel codice, il garbage collector si occupa di eliminarlo dallo heap.</text:p>
      <text:p text:style-name="P3"/>
      <text:p text:style-name="P13"><text:span text:style-name="T24">Java</text:span> è un linguaggio <text:span text:style-name="T24">fortemente</text:span> <text:span text:style-name="T24">tipizzato</text:span> in quanto tutte le espressioni che troviamo nel codice sorgente hanno ad esse associato un tipo <text:span text:style-name="T49">e </text:span><text:span text:style-name="T51">c</text:span><text:span text:style-name="T50">iò è reso possibile attraverso </text:span><text:span text:style-name="T3">l’induzione strutturale dat</text:span><text:span text:style-name="T52">a</text:span><text:span text:style-name="T3"> delle </text:span><text:span text:style-name="T50">informazioni nel sorgente:</text:span></text:p>
      <text:list xml:id="list1164263232" text:style-name="L1">
        <text:list-item>
          <text:p text:style-name="P21">La <text:span text:style-name="T24">segnatura</text:span> <text:span text:style-name="T4">dei </text:span><text:span text:style-name="T29">metodi</text:span></text:p>
        </text:list-item>
        <text:list-item>
          <text:p text:style-name="P15"><text:span text:style-name="T30">Dichiarazione</text:span><text:span text:style-name="T55"> di </text:span><text:span text:style-name="T30">variabili</text:span></text:p>
        </text:list-item>
      </text:list>
      <text:p text:style-name="P11"/>
      <text:p text:style-name="P4">Il tipo che possiamo determinare in questo modo è chiamato <text:span text:style-name="T24">TIPO APPARENTE</text:span>.</text:p>
      <text:p text:style-name="P4">Esso viene definito durante la compilazione dal compilatore. <text:span text:style-name="T5">Se non vi saranno errori durante la <text:s/>compilazione allora è impossibile che vi sia </text:span><text:span text:style-name="T6">un errore di tipo durante l’esecuzione.</text:span></text:p>
      <text:p text:style-name="P10"><text:span text:style-name="T7">Durante la fase di esecuzione </text:span><text:span text:style-name="T8">la macchina virtuale </text:span><text:span text:style-name="T9">definisce per ogni espressione il suo </text:span><text:span text:style-name="T25">TIPO</text:span><text:span text:style-name="T9"> </text:span><text:span text:style-name="T25">CONCRETO</text:span><text:span text:style-name="T9"> </text:span><text:span text:style-name="T10">questo perchè attraverso la gerarchia dei tipi è con</text:span><text:span text:style-name="T11">s</text:span><text:span text:style-name="T10">e</text:span><text:span text:style-name="T11">n</text:span><text:span text:style-name="T10">tito l’assegnamento </text:span><text:span text:style-name="T12">di una variabile di un s</text:span><text:span text:style-name="T13">ottotipo ad una variabile di un supertipo</text:span><text:span text:style-name="T9">.</text:span></text:p>
      <text:p text:style-name="P12"><text:span text:style-name="T34">Ciò è possibile</text:span><text:span text:style-name="T23"> tramite il POLIMORFISMO.</text:span><text:span text:style-name="T35">]</text:span></text:p>
      <text:p text:style-name="P14"/>
      <text:p text:style-name="P5">Inoltre Java garnatisce la <text:span text:style-name="T24">type</text:span> <text:span text:style-name="T24">safety</text:span> (ovvero che dato un contenitore al suo interno vi saranno elementi di un solo tipo) attraverso:</text:p>
      <text:list xml:id="list3811925259" text:style-name="L2">
        <text:list-item>
          <text:p text:style-name="P16">Controllo <text:span text:style-name="T14">del </text:span>bound degli array</text:p>
        </text:list-item>
        <text:list-item>
          <text:p text:style-name="P17">Gestione automatica della memoria: <text:span text:style-name="T2">Nel momento in cui tale oggetto non fa riferimento a nessuna variabile nel codice il garbage collector si occupa di eliminarlo dallo heap.</text:span></text:p>
        </text:list-item>
        <text:list-item>
          <text:p text:style-name="P18">Controllo <text:span text:style-name="T48">del tipo </text:span>a livello di compilazione</text:p>
        </text:list-item>
        <text:list-item>
          <text:p text:style-name="P18">Controllo <text:span text:style-name="T48">del tipo </text:span>a livello di esecuzione</text:p>
        </text:list-item>
      </text:list>
      <text:p text:style-name="P5"/>
      <text:p text:style-name="P10"><text:span text:style-name="T43">Il </text:span><text:span text:style-name="T26">meccanismo</text:span><text:span text:style-name="T43"> di </text:span><text:span text:style-name="T26">dispatching</text:span><text:span text:style-name="T43"> è un meccanismo che avviene a tempo di compilazione </text:span><text:span text:style-name="T15">quando andiamo a chiamare </text:span><text:span text:style-name="T16">un metodo </text:span><text:span text:style-name="T42">di</text:span><text:span text:style-name="T16"> un oggetto.</text:span></text:p>
      <text:p text:style-name="P7">L’obiettivo di tale meccanismo è quello di controllare se l’oggetto possiede effettivamente quel metodo e che I parametri passati <text:span text:style-name="T46">in input </text:span>al metodo abbiamo il tipo apparente corretto.</text:p>
      <text:p text:style-name="P8">Se tale metodo esiste allora la compilazione avviene senza errori.</text:p>
      <text:p text:style-name="P6"><text:span text:style-name="T17">A questo punto</text:span><text:span text:style-name="T18"> </text:span><text:span text:style-name="T19">la macchina virtuale a tempo di esecuzione dovrà</text:span><text:span text:style-name="T20"> controllare </text:span><text:span text:style-name="T21">se </text:span><text:span text:style-name="T20">nel </text:span><text:span text:style-name="T22">tipo concreto </text:span><text:span text:style-name="T19"><text:s/>c’è tale metodo </text:span><text:span text:style-name="T44">e I tipi </text:span><text:span text:style-name="T45">delle variabili in input </text:span><text:span text:style-name="T47">abbiano il tipo concreto corretto</text:span><text:span text:style-name="T19">. </text:span></text:p>
      <text:p text:style-name="P6"/>
      <text:p text:style-name="P9">Il <text:span text:style-name="T24">principio</text:span> di <text:span text:style-name="T24">sostituzione</text:span> di <text:span text:style-name="T24">liskov</text:span> dice che presi due <text:span text:style-name="T24">tipi</text:span> A e B:</text:p>
      <text:list xml:id="list2049685455" text:style-name="L3">
        <text:list-item>
          <text:p text:style-name="P19"><text:span text:style-name="T39">se A è un sottotipo di B, allora A deve avere tutti I metodi di B in modo tale che all’interno del codice il programmatore possa sempre sostituire un’istanza di A al posto di un’istanza di B </text:span><text:span text:style-name="T40">e </text:span><text:span text:style-name="T38">in questo modo </text:span><text:span text:style-name="T36">il</text:span><text:span text:style-name="T39"> programma mantiene la correttezz</text:span><text:span text:style-name="T37">a</text:span><text:span text:style-name="T39"> dei tipi.</text:span></text:p>
          <text:p text:style-name="P20">Tale controllo viene fatto dal compilatore.</text:p>
        </text:list-item>
        <text:list-item>
          <text:p text:style-name="P20">Se A è un sottotipo di B allora A deve avere lo stesso comportamento di B, ovvero <text:span text:style-name="T53">deve preservare la semantica tra I tipi.</text:span></text:p>
          <text:p text:style-name="P20">Ciò non può essere controllato dal compilatore.</text:p>
        </text:list-item>
      </text:list>
      <text:p text:style-name="P1">In questo modo posso sempre dire che un umano è un animale <text:span text:style-name="T1">dove umano è sottotip</text:span><text:span text:style-name="T41">o</text:span><text:span text:style-name="T1"> di animal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1T16:13:28.840825234</meta:creation-date>
    <meta:generator>LibreOffice/6.4.6.2$Linux_X86_64 LibreOffice_project/40$Build-2</meta:generator>
    <dc:date>2021-02-21T21:12:17.950133098</dc:date>
    <meta:editing-duration>PT7H4M3S</meta:editing-duration>
    <meta:editing-cycles>60</meta:editing-cycles>
    <meta:document-statistic meta:table-count="0" meta:image-count="0" meta:object-count="0" meta:page-count="1" meta:paragraph-count="27" meta:word-count="538" meta:character-count="3180" meta:non-whitespace-character-count="2676"/>
  </office:meta>
</office:document-meta>
</file>